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svg:stroke-color="#3465a4" draw:marker-start="Arrow" draw:marker-start-width="0.508cm" draw:marker-end="Arrow" draw:marker-end-width="0.508cm" draw:fill="none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2.29cm" fo:min-width="2.04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.655cm" fo:min-width="1.405cm"/>
    </style:style>
    <style:style style:name="gr4" style:family="graphic" style:parent-style-name="standard">
      <style:graphic-properties draw:fill="solid" draw:fill-color="#3465a4" draw:textarea-horizontal-align="justify" draw:textarea-vertical-align="middle" draw:auto-grow-height="false" fo:min-height="0.091cm" fo:min-width="0.06cm"/>
    </style:style>
    <style:style style:name="gr5" style:family="graphic" style:parent-style-name="standard">
      <style:graphic-properties draw:textarea-horizontal-align="justify" draw:textarea-vertical-align="middle" draw:auto-grow-height="false" fo:min-height="0.091cm" fo:min-width="0.06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fo:min-height="0.512cm" fo:min-width="0.262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0.512cm" fo:min-width="0.262cm"/>
    </style:style>
    <style:style style:name="gr8" style:family="graphic" style:parent-style-name="standard">
      <style:graphic-properties draw:stroke="none" svg:stroke-color="#000000" draw:fill="none" draw:fill-color="#ffffff" fo:min-height="0.479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0.9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min-height="1.274cm" fo:min-width="2.929cm"/>
    </style:style>
    <style:style style:name="gr13" style:family="graphic" style:parent-style-name="objectwithoutfill">
      <style:graphic-properties draw:stroke="dash" draw:stroke-dash="Dashed_20__28_var_29_" svg:stroke-color="#3465a4" draw:fill="none" draw:textarea-vertical-align="middle"/>
    </style:style>
    <style:style style:name="gr14" style:family="graphic" style:parent-style-name="objectwithoutfill">
      <style:graphic-properties draw:marker-end="Arrow" draw:marker-end-width="0.152cm" draw:fill="none" draw:textarea-vertical-align="middle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428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connector draw:style-name="gr1" draw:text-style-name="P1" draw:layer="layout" draw:type="curve" draw:line-skew="0.339cm -0.34cm -0.281cm" svg:x1="15.064cm" svg:y1="10.773cm" svg:x2="3.524cm" svg:y2="10.773cm" svg:d="M15064 10773c1260 0 840-2111-5741-2111s-6972 2111-5799 2111" svg:viewBox="0 0 12623 2112">
            <text:p/>
          </draw:connector>
          <draw:connector draw:style-name="gr1" draw:text-style-name="P1" draw:layer="layout" draw:type="curve" draw:line-skew="0.232cm 0cm -0.215cm" svg:x1="13.699cm" svg:y1="12.062cm" svg:x2="13.699cm" svg:y2="6.522cm" svg:d="M13699 12062c0 1099-1771 734-1771-2761 0-3494 1771-3853 1771-2779" svg:viewBox="0 0 1772 6627">
            <text:p/>
          </draw:connector>
          <draw:connector draw:style-name="gr1" draw:text-style-name="P1" draw:layer="layout" draw:type="curve" draw:line-skew="0.232cm 0cm -0.215cm" svg:x1="10.736cm" svg:y1="12.068cm" svg:x2="10.736cm" svg:y2="6.528cm" svg:d="M10736 12068c0 1099-1771 734-1771-2761 0-3494 1771-3853 1771-2779" svg:viewBox="0 0 1772 6627">
            <text:p/>
          </draw:connector>
          <draw:connector draw:style-name="gr1" draw:text-style-name="P1" draw:layer="layout" draw:type="curve" draw:line-skew="0.232cm 0cm -0.215cm" svg:x1="7.773cm" svg:y1="12.074cm" svg:x2="7.773cm" svg:y2="6.534cm" svg:d="M7773 12074c0 1099-1771 734-1771-2761 0-3494 1771-3853 1771-2779" svg:viewBox="0 0 1772 6627">
            <text:p/>
          </draw:connector>
          <draw:g xml:id="id2" draw:id="id2">
            <draw:custom-shape draw:style-name="gr2" draw:text-style-name="P1" draw:layer="layout" svg:width="2.54cm" svg:height="2.54cm" svg:x="3.54cm" svg:y="6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3.87cm" svg:y="6.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2.54cm" svg:height="2.54cm" svg:x="6.54cm" svg:y="6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6.87cm" svg:y="6.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2.54cm" svg:height="2.54cm" svg:x="9.54cm" svg:y="6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9.87cm" svg:y="6.87cm">
              <text:p/>
              <draw:enhanced-geometry svg:viewBox="0 0 21600 21600" draw:type="rectangle" draw:enhanced-path="M 0 0 L 21600 0 21600 21600 0 21600 0 0 Z N"/>
            </draw:custom-shape>
          </draw:g>
          <draw:g xml:id="id3" draw:id="id3">
            <draw:custom-shape draw:style-name="gr2" draw:text-style-name="P1" draw:layer="layout" svg:width="2.54cm" svg:height="2.54cm" svg:x="12.54cm" svg:y="6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12.87cm" svg:y="6.87cm">
              <text:p/>
              <draw:enhanced-geometry svg:viewBox="0 0 21600 21600" draw:type="rectangle" draw:enhanced-path="M 0 0 L 21600 0 21600 21600 0 21600 0 0 Z N"/>
            </draw:custom-shape>
          </draw:g>
          <draw:g xml:id="id1" draw:id="id1">
            <draw:custom-shape draw:style-name="gr2" draw:text-style-name="P1" draw:layer="layout" svg:width="2.54cm" svg:height="2.54cm" svg:x="3.54cm" svg:y="9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3.87cm" svg:y="9.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2.54cm" svg:height="2.54cm" svg:x="6.54cm" svg:y="9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6.87cm" svg:y="9.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2.54cm" svg:height="2.54cm" svg:x="9.54cm" svg:y="9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9.87cm" svg:y="9.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2.54cm" svg:height="2.54cm" svg:x="12.54cm" svg:y="9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12.87cm" svg:y="9.8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762cm" svg:height="0.889cm" svg:x="5.953cm" svg:y="7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svg:x="8.954cm" svg:y="7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svg:x="11.954cm" svg:y="7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svg:x="5.954cm" svg:y="10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svg:x="8.954cm" svg:y="10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svg:x="11.954cm" svg:y="10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1" draw:layer="layout" svg:width="0.762cm" svg:height="0.889cm" draw:transform="rotate (1.5707963267949) translate (4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draw:transform="rotate (1.5707963267949) translate (7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draw:transform="rotate (1.5707963267949) translate (10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draw:transform="rotate (1.5707963267949) translate (4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draw:transform="rotate (1.5707963267949) translate (13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onnector draw:style-name="gr1" draw:text-style-name="P1" draw:layer="layout" draw:type="curve" draw:line-skew="0.232cm 0cm -0.215cm" svg:x1="4.81cm" svg:y1="12.08cm" svg:x2="4.81cm" svg:y2="6.54cm" draw:start-shape="id1" draw:start-glue-point="2" draw:end-shape="id2" draw:end-glue-point="0" svg:d="M4810 12080c0 1099-1771 734-1771-2761 0-3494 1771-3853 1771-2779" svg:viewBox="0 0 1772 6627">
            <text:p/>
          </draw:connector>
          <draw:connector draw:style-name="gr1" draw:text-style-name="P1" draw:layer="layout" draw:type="curve" draw:line-skew="0.339cm -0.34cm -0.281cm" svg:x1="15.08cm" svg:y1="7.81cm" svg:x2="3.54cm" svg:y2="7.81cm" draw:start-shape="id3" draw:start-glue-point="1" draw:end-shape="id2" draw:end-glue-point="3" svg:d="M15080 7810c1260 0 840-2111-5741-2111s-6972 2111-5799 2111" svg:viewBox="0 0 12623 2112">
            <text:p/>
          </draw:connector>
        </draw:g>
        <draw:custom-shape draw:style-name="gr6" draw:text-style-name="P1" draw:layer="layout" svg:width="0.762cm" svg:height="0.762cm" svg:x="15.905cm" svg:y="8.8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62cm" svg:height="0.762cm" svg:x="15.905cm" svg:y="7.90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064cm" svg:height="0.729cm" svg:x="16.721cm" svg:y="7.929cm">
          <draw:text-box>
            <text:p><text:span text:style-name="T1">Process-local data</text:span></text:p>
          </draw:text-box>
        </draw:frame>
        <draw:frame draw:style-name="gr8" draw:text-style-name="P2" draw:layer="layout" svg:width="4.064cm" svg:height="0.729cm" svg:x="16.721cm" svg:y="8.93cm">
          <draw:text-box>
            <text:p><text:span text:style-name="T1">Halo data</text:span></text:p>
          </draw:text-box>
        </draw:frame>
        <draw:frame draw:style-name="gr9" draw:text-style-name="P1" draw:layer="layout" svg:width="2.159cm" svg:height="1.673cm" svg:x="3.721cm" svg:y="6.925cm">
          <draw:text-box>
            <text:p text:style-name="P1">Proc. 0</text:p>
          </draw:text-box>
        </draw:frame>
        <draw:frame draw:style-name="gr9" draw:text-style-name="P1" draw:layer="layout" svg:width="2.159cm" svg:height="1.673cm" svg:x="6.722cm" svg:y="6.926cm">
          <draw:text-box>
            <text:p text:style-name="P1">Proc. 1</text:p>
          </draw:text-box>
        </draw:frame>
        <draw:frame draw:style-name="gr9" draw:text-style-name="P1" draw:layer="layout" svg:width="2.159cm" svg:height="1.673cm" svg:x="9.723cm" svg:y="6.927cm">
          <draw:text-box>
            <text:p text:style-name="P1">Proc. 2</text:p>
          </draw:text-box>
        </draw:frame>
        <draw:frame draw:style-name="gr9" draw:text-style-name="P1" draw:layer="layout" svg:width="2.159cm" svg:height="1.673cm" svg:x="12.723cm" svg:y="6.927cm">
          <draw:text-box>
            <text:p text:style-name="P1">Proc. 3</text:p>
          </draw:text-box>
        </draw:frame>
        <draw:frame draw:style-name="gr9" draw:text-style-name="P1" draw:layer="layout" svg:width="2.159cm" svg:height="1.673cm" svg:x="3.722cm" svg:y="9.926cm">
          <draw:text-box>
            <text:p text:style-name="P1">Proc. 4</text:p>
          </draw:text-box>
        </draw:frame>
        <draw:frame draw:style-name="gr9" draw:text-style-name="P1" draw:layer="layout" svg:width="2.159cm" svg:height="1.673cm" svg:x="6.723cm" svg:y="9.927cm">
          <draw:text-box>
            <text:p text:style-name="P1">Proc. 5</text:p>
          </draw:text-box>
        </draw:frame>
        <draw:frame draw:style-name="gr9" draw:text-style-name="P1" draw:layer="layout" svg:width="2.159cm" svg:height="1.673cm" svg:x="9.724cm" svg:y="9.928cm">
          <draw:text-box>
            <text:p text:style-name="P1">Proc. 6</text:p>
          </draw:text-box>
        </draw:frame>
        <draw:frame draw:style-name="gr9" draw:text-style-name="P1" draw:layer="layout" svg:width="2.159cm" svg:height="1.673cm" svg:x="12.724cm" svg:y="9.928cm">
          <draw:text-box>
            <text:p text:style-name="P1">Proc. 7</text:p>
          </draw:text-box>
        </draw:frame>
        <draw:custom-shape draw:style-name="gr4" draw:text-style-name="P1" draw:layer="layout" svg:width="0.762cm" svg:height="0.889cm" svg:x="15.956cm" svg:y="9.953cm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" draw:layer="layout" svg:width="4.064cm" svg:height="1.207cm" svg:x="16.721cm" svg:y="9.931cm">
          <draw:text-box>
            <text:p><text:span text:style-name="T1">Interprocess communication</text:span></text:p>
          </draw:text-box>
        </draw:frame>
        <draw:g>
          <draw:frame draw:style-name="gr11" draw:layer="layout" svg:width="0.82cm" svg:height="0.962cm" svg:x="6.086cm" svg:y="13.34cm">
            <draw:text-box>
              <text:p>x</text:p>
            </draw:text-box>
          </draw:frame>
          <draw:frame draw:style-name="gr11" draw:layer="layout" svg:width="0.82cm" svg:height="0.962cm" svg:x="10.223cm" svg:y="15.372cm">
            <draw:text-box>
              <text:p>y</text:p>
            </draw:text-box>
          </draw:frame>
          <draw:custom-shape draw:style-name="gr12" draw:text-style-name="P1" draw:layer="layout" svg:width="3.429cm" svg:height="1.524cm" svg:x="7.048cm" svg:y="13.827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7.048cm" svg:y1="14.589cm" svg:x2="10.477cm" svg:y2="14.589cm">
            <text:p/>
          </draw:line>
          <draw:line draw:style-name="gr13" draw:text-style-name="P1" draw:layer="layout" svg:x1="8.799cm" svg:y1="15.351cm" svg:x2="8.799cm" svg:y2="13.827cm">
            <text:p/>
          </draw:line>
          <draw:line draw:style-name="gr13" draw:text-style-name="P1" draw:layer="layout" svg:x1="7.899cm" svg:y1="15.351cm" svg:x2="7.899cm" svg:y2="13.827cm">
            <text:p/>
          </draw:line>
          <draw:line draw:style-name="gr13" draw:text-style-name="P1" draw:layer="layout" svg:x1="9.699cm" svg:y1="15.351cm" svg:x2="9.699cm" svg:y2="13.827cm">
            <text:p/>
          </draw:line>
          <draw:line draw:style-name="gr14" draw:text-style-name="P1" draw:layer="layout" svg:x1="7.048cm" svg:y1="15.351cm" svg:x2="7.048cm" svg:y2="13.319cm">
            <text:p/>
          </draw:line>
          <draw:line draw:style-name="gr14" draw:text-style-name="P1" draw:layer="layout" svg:x1="7.048cm" svg:y1="15.351cm" svg:x2="10.985cm" svg:y2="15.351cm">
            <text:p/>
          </draw:line>
        </draw:g>
        <draw:line draw:style-name="gr15" draw:text-style-name="P1" draw:layer="layout" svg:x1="7.096cm" svg:y1="13.827cm" svg:x2="3.54cm" svg:y2="12.049cm">
          <text:p/>
        </draw:line>
        <draw:line draw:style-name="gr15" draw:text-style-name="P1" draw:layer="layout" svg:x1="10.525cm" svg:y1="13.827cm" svg:x2="15.097cm" svg:y2="12.049cm">
          <text:p/>
        </draw:line>
        <draw:frame draw:style-name="gr16" draw:text-style-name="P3" draw:layer="layout" svg:width="2.928cm" svg:height="1.361cm" svg:x="7.323cm" svg:y="12.566cm">
          <draw:text-box>
            <text:p text:style-name="P1"><text:span text:style-name="T2">Application</text:span><text:span text:style-name="T2"><text:line-break/></text:span><text:span text:style-name="T2">domain</text:span></text:p>
          </draw:text-box>
        </draw:frame>
        <draw:connector draw:style-name="gr17" draw:text-style-name="P1" draw:layer="layout" draw:type="curve" svg:x1="15.08cm" svg:y1="9.31cm" svg:x2="15.08cm" svg:y2="9.31cm" draw:start-shape="id4" draw:end-shape="id4" svg:d="M15080 9310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0:31:17.798452275</meta:creation-date>
    <dc:date>2014-12-09T11:20:46.513090969</dc:date>
    <meta:editing-duration>PT30M7S</meta:editing-duration>
    <meta:editing-cycles>9</meta:editing-cycles>
    <meta:generator>LibreOffice/4.3.3.2$Linux_X86_64 LibreOffice_project/430m0$Build-2</meta:generator>
    <meta:document-statistic meta:object-count="70"/>
  </office:meta>
</office:document-meta>
</file>